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90000011B58B6F2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3.6756in" svg:height="1.9965in" draw:z-index="0"><draw:image xlink:href="Pictures/10000000000002090000011B58B6F2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3-16T10:48:32.61</meta:creation-date>
    <meta:document-statistic meta:table-count="0" meta:image-count="1" meta:object-count="0" meta:page-count="1" meta:paragraph-count="1" meta:word-count="0" meta:character-count="1"/>
    <dc:date>2015-03-16T10:48:51.61</dc:date>
    <dc:creator>Barry Minemyer</dc:creator>
    <meta:editing-duration>PT19S</meta:editing-duration>
    <meta:editing-cycles>1</meta:editing-cycles>
    <meta:generator>OpenOffice/4.1.1$Win32 OpenOffice.org_project/411m6$Build-9775</meta:generator>
  </office:meta>
</office:document-meta>
</file>